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 Typo" svg:font-family="'Tlwg Typo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0.606cm" table:align="left"/>
    </style:style>
    <style:style style:name="Table5.A" style:family="table-column">
      <style:table-column-properties style:column-width="2.492cm"/>
    </style:style>
    <style:style style:name="Table5.B" style:family="table-column">
      <style:table-column-properties style:column-width="8.1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Bitstream Vera Sans Mono" fo:font-size="12pt" officeooo:rsid="00414832" officeooo:paragraph-rsid="00027e95" style:font-name-asian="Bitstream Vera Sans Mono" style:font-size-asian="10.5pt" style:font-name-complex="Bitstream Vera Sans Mono" style:font-size-complex="12pt"/>
    </style:style>
    <style:style style:name="P2" style:family="paragraph" style:parent-style-name="Table_20_Contents">
      <style:paragraph-properties fo:text-align="justify" style:justify-single-word="false"/>
      <style:text-properties style:font-name="Bitstream Vera Sans Mono" fo:font-size="12pt" officeooo:paragraph-rsid="00027e95" style:font-name-asian="Bitstream Vera Sans Mono" style:font-size-asian="10.5pt" style:font-name-complex="Bitstream Vera Sans Mono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Bitstream Vera Sans Mono" fo:font-size="14pt" fo:language="pt" fo:country="BR" style:text-underline-style="solid" style:text-underline-width="auto" style:text-underline-color="font-color" fo:font-weight="bold" officeooo:rsid="0033e534" officeooo:paragraph-rsid="00027e95" fo:background-color="#fff200" style:font-name-asian="Bitstream Vera Sans Mono" style:font-size-asian="14pt" style:font-weight-asian="bold" style:font-name-complex="Bitstream Vera Sans Mono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027e95" style:font-name-asian="Bitstream Vera Sans Mono" style:font-weight-asian="bold" style:font-name-complex="Bitstream Vera Sans Mono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53bc8" officeooo:paragraph-rsid="00027e95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37e847" officeooo:paragraph-rsid="00027e95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38d91f" officeooo:paragraph-rsid="00027e95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3d44b" officeooo:paragraph-rsid="00027e95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3d7f6" officeooo:paragraph-rsid="00027e95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4080b" officeooo:paragraph-rsid="00027e95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027e95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dc145" officeooo:paragraph-rsid="00027e95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37e847" officeooo:paragraph-rsid="00027e95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normal" officeooo:rsid="0037270d" officeooo:paragraph-rsid="00027e9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7270d" officeooo:paragraph-rsid="00027e9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9ed0e" officeooo:paragraph-rsid="00027e9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af854" officeooo:paragraph-rsid="00027e9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d8de5" officeooo:paragraph-rsid="00027e9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e1c47" officeooo:paragraph-rsid="00027e9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3e534" officeooo:paragraph-rsid="00027e9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f57ef" officeooo:paragraph-rsid="00027e9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40e372" officeooo:paragraph-rsid="00027e9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414832" officeooo:paragraph-rsid="00027e9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3e1c47" officeooo:paragraph-rsid="00027e95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33e534" officeooo:paragraph-rsid="00027e95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T1" style:family="text">
      <style:text-properties officeooo:rsid="0033e53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39ed0e"/>
    </style:style>
    <style:style style:name="T4" style:family="text">
      <style:text-properties officeooo:rsid="0039ed0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8d91f" style:font-weight-asian="bold" style:font-weight-complex="bold"/>
    </style:style>
    <style:style style:name="T7" style:family="text">
      <style:text-properties fo:font-weight="bold" officeooo:rsid="0043d44b" style:font-weight-asian="bold" style:font-weight-complex="bold"/>
    </style:style>
    <style:style style:name="T8" style:family="text">
      <style:text-properties fo:font-weight="bold" officeooo:rsid="0039ed0e" style:font-weight-asian="bold" style:font-weight-complex="bold"/>
    </style:style>
    <style:style style:name="T9" style:family="text">
      <style:text-properties officeooo:rsid="003d8de5"/>
    </style:style>
    <style:style style:name="T10" style:family="text">
      <style:text-properties officeooo:rsid="0040e372"/>
    </style:style>
    <style:style style:name="T11" style:family="text">
      <style:text-properties officeooo:rsid="00414832"/>
    </style:style>
    <style:style style:name="T12" style:family="text">
      <style:text-properties officeooo:rsid="0037e847"/>
    </style:style>
    <style:style style:name="T13" style:family="text">
      <style:text-properties officeooo:rsid="0038d91f"/>
    </style:style>
    <style:style style:name="T14" style:family="text">
      <style:text-properties officeooo:rsid="0043d7f6"/>
    </style:style>
    <style:style style:name="T15" style:family="text">
      <style:text-properties officeooo:rsid="0044080b"/>
    </style:style>
    <style:style style:name="T16" style:family="text">
      <style:text-properties officeooo:rsid="00453b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 Aprenda o que são estruturas de Dados e Algoritmos ***</text:p>
      <text:p text:style-name="P4">Bloco 0<text:span text:style-name="T1">1</text:span> – <text:span text:style-name="T1">Conceitos iniciais sobre estrutura de dados, arrays e registro</text:span></text:p>
      <text:p text:style-name="P4">Aula 01 – <text:span text:style-name="T1">Introdução e objetivos</text:span></text:p>
      <text:p text:style-name="P12">Professor: <text:span text:style-name="T1">Bruno de Campos</text:span></text:p>
      <text:p text:style-name="P15">Objetivos da aula:</text:p>
      <text:p text:style-name="P14"><text:span text:style-name="T2">1. </text:span><text:span text:style-name="T3">O que é estrutura de dados;</text:span></text:p>
      <text:p text:style-name="P16">2. Vetores e Matrizes;</text:p>
      <text:p text:style-name="P16">3. Registro.</text:p>
      <text:p text:style-name="P4">Aula 0<text:span text:style-name="T4">2</text:span> – <text:span text:style-name="T4">O que é estrutura de dados</text:span></text:p>
      <text:p text:style-name="P12">Professor: <text:span text:style-name="T1">Bruno de Campos</text:span></text:p>
      <text:p text:style-name="P17"><text:span text:style-name="T5">Estrutura de Dados</text:span> é uma estrutura organizada de dados na memória de um computador ou em qualquer dispositivo de armazenamento, de forma que os dados possam ser utilizados de forma correta.</text:p>
      <text:p text:style-name="P17">Essas estruturas encontram muitas aplicações no desenvolvimento de sistemas, sendo que algumas são altamente especializadas e utilizadas em tarefas específicas. Usando as estruturas adequadas através de algoritmos, podemos trabalhar com uma grande quantidade de dados, como aplicações em bancos de dados ou serviços de busca.</text:p>
      <text:p text:style-name="P17"><text:span text:style-name="T5">Algoritmo</text:span> – Um <text:span text:style-name="T5">algoritmo</text:span> é um conjunto de instruções estruturadas e ordenadas, seu objetivo é realizar uma tarefa ou operação específica. Os <text:span text:style-name="T5">algoritmos</text:span> são utilizados para manipular dados nas estruturas de várias formas, como por exemplo: inserir, excluir, procurar e ordenar dados.</text:p>
      <text:p text:style-name="P17">Em uma estrutura de dados devemos saber como realizar um determinado conjunto de operações básicas, como por exemplo:</text:p>
      <text:p text:style-name="P17">- Inserir Dados;</text:p>
      <text:p text:style-name="P17">- Excluir Dados;</text:p>
      <text:p text:style-name="P17">- Localizar um elemento;</text:p>
      <text:p text:style-name="P17">- Percorrer todos os itens constituintes da estrutura para visualização;</text:p>
      <text:p text:style-name="P17">- Classificar, que se resume em colocar os itens de dados em uma determinada ordem (numérica, alfabética, etc.).</text:p>
      <text:p text:style-name="P18"><text:span text:style-name="T5">Principais Estruturas de Dados</text:span>:</text:p>
      <text:p text:style-name="P18">- Vetores e Matrizes(arrays);</text:p>
      <text:p text:style-name="P18">- Registro;</text:p>
      <text:p text:style-name="P18">- Lista;</text:p>
      <text:p text:style-name="P18">- Pilha;</text:p>
      <text:p text:style-name="P18">- Fila;</text:p>
      <text:p text:style-name="P18">- Árvore;</text:p>
      <text:p text:style-name="P18">- tabela Hash;</text:p>
      <text:p text:style-name="P18">- Grafos.</text:p>
      <text:p text:style-name="P4">Aula 0<text:span text:style-name="T9">3</text:span> – <text:span text:style-name="T9">Vetores e Matrizes(arrays)</text:span></text:p>
      <text:p text:style-name="P12">Professor: <text:span text:style-name="T1">Bruno de Campos</text:span></text:p>
      <text:p text:style-name="P18"><text:span text:style-name="T5">Vetores</text:span> e <text:span text:style-name="T5">Matrizes</text:span> ou <text:span text:style-name="T5">Arrays</text:span> são estruturas de dados simples que podem auxiliar quando há muitas variáveis do mesmo tipo em um algoritmo.</text:p>
      <text:p text:style-name="P18"><text:span text:style-name="T5">Vetor</text:span> ou <text:span text:style-name="T5">array</text:span> <text:span text:style-name="T5">uni-dimensional</text:span> é uma variável que armazena várias variáveis do mesmo tipo. O vetor é uma estrutura de dados <text:soft-page-break/>indexada, que pode armazenar uma determinada quantidade de valores do mesmo tipo.</text:p>
      <text:p text:style-name="P19">Exemplo 01 – vetores</text:p>
      <text:p text:style-name="P19"/>
      <text:p text:style-name="P24">programa</text:p>
      <text:p text:style-name="P24">{</text:p>
      <text:p text:style-name="P24"><text:tab/></text:p>
      <text:p text:style-name="P24"><text:tab/>funcao inicio()</text:p>
      <text:p text:style-name="P24"><text:tab/>{</text:p>
      <text:p text:style-name="P24"><text:tab/><text:tab/>inteiro numeros[] = {39, 45, 54, 55}</text:p>
      <text:p text:style-name="P24"><text:tab/><text:tab/></text:p>
      <text:p text:style-name="P24"><text:tab/><text:tab/></text:p>
      <text:p text:style-name="P24"><text:tab/><text:tab/>para (inteiro posicao = 0; posicao &lt;= 3; posicao++){</text:p>
      <text:p text:style-name="P24"><text:tab/><text:tab/><text:tab/>escreva(numeros[posicao], "\n")</text:p>
      <text:p text:style-name="P24"><text:tab/><text:tab/>}</text:p>
      <text:p text:style-name="P24"><text:tab/>}</text:p>
      <text:p text:style-name="P24">} </text:p>
      <text:p text:style-name="P20"/>
      <text:p text:style-name="P21"><text:span text:style-name="T5">Matriz</text:span> ou <text:span text:style-name="T5">array multi-dimensional</text:span> é um vetor de vetores. Uma matriz é um vetor que possui duas ou mais dimensões.</text:p>
      <text:p text:style-name="P20"/>
      <text:p text:style-name="P25">programa</text:p>
      <text:p text:style-name="P25">{</text:p>
      <text:p text:style-name="P25"><text:tab/>inclua biblioteca Util --&gt; u</text:p>
      <text:p text:style-name="P25"><text:tab/></text:p>
      <text:p text:style-name="P25"><text:tab/>funcao inicio()</text:p>
      <text:p text:style-name="P25"><text:tab/>{</text:p>
      <text:p text:style-name="P25"><text:tab/><text:tab/>// Define as dimensões (linhas e colunas) da matriz</text:p>
      <text:p text:style-name="P25"><text:tab/><text:tab/>const inteiro TAMANHO = 5</text:p>
      <text:p text:style-name="P25"/>
      <text:p text:style-name="P25"><text:tab/><text:tab/>// Cria a matriz</text:p>
      <text:p text:style-name="P25"><text:tab/><text:tab/>inteiro matriz[TAMANHO][TAMANHO] </text:p>
      <text:p text:style-name="P25"/>
      <text:p text:style-name="P25"><text:tab/><text:tab/>para (inteiro linha = 0; linha &lt; TAMANHO; linha++)</text:p>
      <text:p text:style-name="P25"><text:tab/><text:tab/>{</text:p>
      <text:p text:style-name="P25"><text:tab/><text:tab/><text:tab/>para (inteiro coluna = 0; coluna &lt; TAMANHO; coluna++)</text:p>
      <text:p text:style-name="P25"><text:tab/><text:tab/><text:tab/>{</text:p>
      <text:p text:style-name="P25"><text:tab/><text:tab/><text:tab/><text:tab/>matriz[linha][coluna] = u.sorteia(1, 9) // Atribui um valor aleatório à posição da matriz</text:p>
      <text:p text:style-name="P25"><text:tab/><text:tab/><text:tab/><text:tab/></text:p>
      <text:p text:style-name="P25"><text:tab/><text:tab/><text:tab/><text:tab/>escreva("[", matriz[linha][coluna], "]") // Exibe o valor contido na posição da matriz</text:p>
      <text:p text:style-name="P25"><text:tab/><text:tab/><text:tab/>}</text:p>
      <text:p text:style-name="P25"><text:tab/><text:tab/><text:tab/></text:p>
      <text:p text:style-name="P25"><text:tab/><text:tab/><text:tab/>escreva ("\n")</text:p>
      <text:p text:style-name="P25"><text:tab/><text:tab/>}</text:p>
      <text:p text:style-name="P25"><text:tab/>}</text:p>
      <text:p text:style-name="P25">}</text:p>
      <text:p text:style-name="P20"/>
      <text:p text:style-name="P4">Aula 0<text:span text:style-name="T10">4</text:span> – <text:span text:style-name="T10">O que são registros</text:span></text:p>
      <text:p text:style-name="P12">Professor: <text:span text:style-name="T1">Bruno de Campos</text:span></text:p>
      <text:p text:style-name="P22">Um <text:span text:style-name="T5">Registro</text:span> é uma estrutura que fornece um formato especializado para armazenar informações em memória. Enquanto os Arrays nos <text:soft-page-break/>permitem armazenar vários dados de um único tipo de dados, o recurso de <text:span text:style-name="T5">Registro </text:span>nos permite <text:span text:style-name="T5">armazenar mais de um tipo de dado</text:span>.</text:p>
      <text:p text:style-name="P22">Um registro é composto por campos que especificam cada uma das informações que compõem. <text:span text:style-name="T11">Abaixo podemos ver alguns campos de exemplo que constituem o registro de um cliente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CPF</text:p>
          </table:table-cell>
          <table:table-cell table:style-name="Table5.B1" office:value-type="string">
            <text:p text:style-name="P2"/>
          </table:table-cell>
        </table:table-row>
        <table:table-row>
          <table:table-cell table:style-name="Table5.A2" office:value-type="string">
            <text:p text:style-name="P1">Nome</text:p>
          </table:table-cell>
          <table:table-cell table:style-name="Table5.B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1">Endereço</text:p>
          </table:table-cell>
          <table:table-cell table:style-name="Table5.B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1">Contato</text:p>
          </table:table-cell>
          <table:table-cell table:style-name="Table5.B2" office:value-type="string">
            <text:p text:style-name="P2"/>
          </table:table-cell>
        </table:table-row>
      </table:table>
      <text:p text:style-name="P23">Toda estrutura de registro tem um nome (ex: livro), e seus campos podem ser acessados por meio do uso do operador ponto (.). Por exemplo, para acessar o preço de um livro, poderíamos utilizar a seguinte declaração:</text:p>
      <text:p text:style-name="P23"/>
      <text:p text:style-name="P23">livro.preço</text:p>
      <text:p text:style-name="P20"/>
      <text:p text:style-name="P13">Bloco 02 – Entenda o que são Listas, Pilhas e Filas</text:p>
      <text:p text:style-name="P4">Aula 01 – <text:span text:style-name="T1">Introdução e objetivos</text:span></text:p>
      <text:p text:style-name="P12">Professor: <text:span text:style-name="T1">Bruno de Campos</text:span></text:p>
      <text:p text:style-name="P15">Objetivos da aula:</text:p>
      <text:p text:style-name="P15">1. Listas;</text:p>
      <text:p text:style-name="P15">2. Pilha;</text:p>
      <text:p text:style-name="P15">3. Fila.</text:p>
      <text:p text:style-name="P4">Aula 0<text:span text:style-name="T12">2</text:span> – <text:span text:style-name="T12">O que são Listas</text:span></text:p>
      <text:p text:style-name="P12">Professor: <text:span text:style-name="T1">Bruno de Campos</text:span></text:p>
      <text:p text:style-name="P6"><text:span text:style-name="T5">Listas</text:span> – Estrutura de Dados do tipo Lista, armazena dados de um determinado tipo em uma ordem específica. A diferença entre listas e arrays é a de que as <text:span text:style-name="T5">listas possuem tamanho ajustável</text:span>, enquanto arrays possuem tamanho fixo.</text:p>
      <text:p text:style-name="P6">Existem dois <text:span text:style-name="T5">tipos de listas</text:span>:</text:p>
      <text:p text:style-name="P6">1. <text:span text:style-name="T5">Ligadas</text:span> – Na estrutura do tipo lista existem os nós onde cada um dos nós conhece o valor que está sendo armazenado em seu interior além de conhecer o elemento posterior a ele: por isso ela é chamada de “lista ligada”, pois os nós são amarrados com essa indicação de qual é o próximo nó.</text:p>
      <text:p text:style-name="P6">2. <text:span text:style-name="T5">Duplamente ligadas</text:span> – Constituem uma variação das listas ligadas.</text:p>
      <text:p text:style-name="P6">A grande diferença das <text:span text:style-name="T5">listas duplamente ligadas</text:span> para as lista ligadas é que elas <text:span text:style-name="T5">são bidirecionais</text:span>. Vimos que, naturalmente, não conseguimos “andar para trás” em lisas ligadas, pois os nós de uma lista ligada sabem somente quem é o próximo elemento. Nas listas duplamente ligadas, os nós sabem quem é o próximo elemento e também <text:span text:style-name="T13">quem é o elemento anterior, o que permite a </text:span><text:span text:style-name="T6">navegação reversa</text:span><text:span text:style-name="T13">.</text:span></text:p>
      <text:p text:style-name="P4">Aula 0<text:span text:style-name="T13">3</text:span> – <text:span text:style-name="T12">O que são Pilhas</text:span></text:p>
      <text:p text:style-name="P11">Professor: <text:span text:style-name="T1">Bruno de Campos</text:span></text:p>
      <text:p text:style-name="P7">Uma <text:span text:style-name="T5">Pilha</text:span> é uma estrutura de dados que serve como uma coleção de elementos, e permite o <text:span text:style-name="T5">acesso somente um item</text:span> de dados armazenado. O <text:span text:style-name="T5">acesso</text:span> aos itens de uma pilha é <text:span text:style-name="T5">restrito</text:span> – somente um item pode ser lido ou removido por vez.</text:p>
      <text:p text:style-name="P7"><text:soft-page-break/><text:span text:style-name="T5">Tipos de pilha</text:span>:</text:p>
      <text:p text:style-name="P7">1. <text:span text:style-name="T5">LIFO ou </text:span><text:span text:style-name="T7">U</text:span><text:span text:style-name="T5">EPS</text:span> – A estrutura do tipo PILHA LIFO (Last in First Out) ou UEPS (<text:span text:style-name="T5">Último que </text:span><text:span text:style-name="T8">E</text:span><text:span text:style-name="T5">ntra Primeiro que Sai</text:span>), apresenta o seguinte critério: primeiro elemento a ser retirado é o último que tiver sido inserido.</text:p>
      <text:p text:style-name="P7">2. <text:span text:style-name="T5">FIFO ou </text:span><text:span text:style-name="T7">P</text:span><text:span text:style-name="T5">EPS</text:span> – <text:span text:style-name="T4">Estrutura do tipo PILHA FIFO (First in First Out) ou PEPS (</text:span><text:span text:style-name="T8">Primeiro que Entra Primeiro que Sai</text:span><text:span text:style-name="T4">), apresenta o seguinte critério: o primeiro elemento a ser retirado é o primeiro que tiver sido inserido.</text:span></text:p>
      <text:p text:style-name="P4">Aula 0<text:span text:style-name="T4">4</text:span> – <text:span text:style-name="T12">O que são Filas</text:span></text:p>
      <text:p text:style-name="P11">Professor: <text:span text:style-name="T1">Bruno de Campos</text:span></text:p>
      <text:p text:style-name="P8">A estrutura do tipo Fila admite remoção de elementos e inserção de novos sujeita à seguinte regra de operação:</text:p>
      <text:p text:style-name="P8">O elemento removido é o que está na estrutura há mais tempo ou seja, o primeiro objeto inserido na fila é também o primeiro a ser removido seguindo o conceito FIFO.</text:p>
      <text:p text:style-name="P8"/>
      <text:p text:style-name="P13">Bloco 0<text:span text:style-name="T14">3</text:span> – <text:span text:style-name="T14">Estruturas de dados do tipo árvore, tabela Hash e grafos</text:span></text:p>
      <text:p text:style-name="P4">Aula 01 – <text:span text:style-name="T1">Introdução e objetivos</text:span></text:p>
      <text:p text:style-name="P11">Professor: <text:span text:style-name="T1">Bruno de Campos</text:span></text:p>
      <text:p text:style-name="P9">Objetivos da aula:</text:p>
      <text:p text:style-name="P9">1. Árvore;</text:p>
      <text:p text:style-name="P9">2. Tabela Hash;</text:p>
      <text:p text:style-name="P9">3. Grafos.</text:p>
      <text:p text:style-name="P9"/>
      <text:p text:style-name="P4">Aula 0<text:span text:style-name="T14">2</text:span> – <text:span text:style-name="T14">O que são árvores</text:span></text:p>
      <text:p text:style-name="P11">Professor: <text:span text:style-name="T1">Bruno de Campos</text:span></text:p>
      <text:p text:style-name="P9">É uma estrutura de dados que organiza seus elementos de forma <text:span text:style-name="T5">hierárquica</text:span>, onde existe um elemento que fica no topo da árvore, chamado de <text:span text:style-name="T5">raiz</text:span> e existem os elementos <text:span text:style-name="T5">subordinados</text:span> a ele, que são chamados de <text:span text:style-name="T5">nós</text:span> ou <text:span text:style-name="T5">folhas</text:span>.</text:p>
      <text:p text:style-name="P4">Aula 0<text:span text:style-name="T15">3</text:span> – <text:span text:style-name="T14">O que são tabelas hash</text:span></text:p>
      <text:p text:style-name="P11">Professor: <text:span text:style-name="T1">Bruno de Campos</text:span></text:p>
      <text:p text:style-name="P10">Uma <text:span text:style-name="T5">tabela hash</text:span>, de <text:span text:style-name="T5">dispersão</text:span> ou <text:span text:style-name="T5">espalhamento</text:span> é uma estrutura de dados especial, que <text:span text:style-name="T5">associa chaves de pesquisa a valores</text:span>.</text:p>
      <text:p text:style-name="P10"><text:span text:style-name="T5">Hashing</text:span> – Uma tabela hash é uma generalização da ideia de array, porém utiliza uma função denominada Hashing para <text:span text:style-name="T5">espalhar os elementos</text:span>, fazendo com que os mesmos fiquem de <text:span text:style-name="T5">forma não ordenada </text:span>dentro do “array” que define a tabela.</text:p>
      <text:p text:style-name="P10">Por que espalhar?</text:p>
      <text:p text:style-name="P10">A tabela hash permite a associação de “valores” a “chaves”.</text:p>
      <text:p text:style-name="P10">Valores: é a posição ou índice onde o elemento se encontra.</text:p>
      <text:p text:style-name="P10">Chave: parte da informação que compõe o elemento a ser manipulado.</text:p>
      <text:p text:style-name="P4">Aula 0<text:span text:style-name="T16">4</text:span> – <text:span text:style-name="T14">O que são grafos</text:span></text:p>
      <text:p text:style-name="P11">Professor: <text:span text:style-name="T1">Bruno de Campos</text:span></text:p>
      <text:p text:style-name="P5"><text:span text:style-name="T5">Grafos</text:span> são estruturas que permitem programar a relação entre objetos.</text:p>
      <text:p text:style-name="P5">Os objetos são vértices ou nós do grafo.</text:p>
      <text:p text:style-name="P5">Os relacionamentos são ares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 Typo" svg:font-family="'Tlwg Typo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6:16:11.282886417</meta:creation-date>
    <dc:date>2021-02-13T16:18:00.026811084</dc:date>
    <meta:editing-duration>PT1M52S</meta:editing-duration>
    <meta:editing-cycles>1</meta:editing-cycles>
    <meta:document-statistic meta:table-count="1" meta:image-count="0" meta:object-count="0" meta:page-count="4" meta:paragraph-count="127" meta:word-count="1191" meta:character-count="7076" meta:non-whitespace-character-count="5918"/>
    <meta:generator>LibreOffice/6.1.5.2$Linux_X86_64 LibreOffice_project/10$Build-2</meta:generator>
  </office:meta>
</office:document-meta>
</file>